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speed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e MID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86" calcext:value-type="float">
            <text:p>86</text:p>
          </table:table-cell>
          <table:table-cell office:value-type="float" office:value="1174.66" calcext:value-type="float">
            <text:p>1174.66</text:p>
          </table:table-cell>
          <table:table-cell table:formula="of:=[.$D$4]/(4*[.D9])" office:value-type="float" office:value="0.0723613641394106" calcext:value-type="float">
            <text:p>0.0723613641394106</text:p>
          </table:table-cell>
          <table:table-cell table:formula="of:=[.E9]*2" office:value-type="float" office:value="0.144722728278821" calcext:value-type="float">
            <text:p>0.144722728278821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84" calcext:value-type="float">
            <text:p>84</text:p>
          </table:table-cell>
          <table:table-cell office:value-type="float" office:value="1046.5" calcext:value-type="float">
            <text:p>1046.5</text:p>
          </table:table-cell>
          <table:table-cell table:formula="of:=[.$D$4]/(4*[.D10])" office:value-type="float" office:value="0.0812231247013856" calcext:value-type="float">
            <text:p>0.0812231247013856</text:p>
          </table:table-cell>
          <table:table-cell table:formula="of:=[.E10]*2" office:value-type="float" office:value="0.162446249402771" calcext:value-type="float">
            <text:p>0.162446249402771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83" calcext:value-type="float">
            <text:p>83</text:p>
          </table:table-cell>
          <table:table-cell office:value-type="float" office:value="987.77" calcext:value-type="float">
            <text:p>987.77</text:p>
          </table:table-cell>
          <table:table-cell table:formula="of:=[.$D$4]/(4*[.D11])" office:value-type="float" office:value="0.0860524211101775" calcext:value-type="float">
            <text:p>0.0860524211101775</text:p>
          </table:table-cell>
          <table:table-cell table:formula="of:=[.E11]*2" office:value-type="float" office:value="0.172104842220355" calcext:value-type="float">
            <text:p>0.172104842220355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81" calcext:value-type="float">
            <text:p>81</text:p>
          </table:table-cell>
          <table:table-cell office:value-type="float" office:value="880" calcext:value-type="float">
            <text:p>880</text:p>
          </table:table-cell>
          <table:table-cell table:formula="of:=[.$D$4]/(4*[.D12])" office:value-type="float" office:value="0.0965909090909091" calcext:value-type="float">
            <text:p>0.0965909090909091</text:p>
          </table:table-cell>
          <table:table-cell table:formula="of:=[.E12]*2" office:value-type="float" office:value="0.193181818181818" calcext:value-type="float">
            <text:p>0.193181818181818</text:p>
          </table:table-cell>
        </table:table-row>
        <table:table-row table:style-name="ro1">
          <table:table-cell/>
          <table:table-cell office:value-type="string" calcext:value-type="string">
            <text:p>G5</text:p>
          </table:table-cell>
          <table:table-cell office:value-type="float" office:value="79" calcext:value-type="float">
            <text:p>79</text:p>
          </table:table-cell>
          <table:table-cell office:value-type="float" office:value="783.99" calcext:value-type="float">
            <text:p>783.99</text:p>
          </table:table-cell>
          <table:table-cell table:formula="of:=[.$D$4]/(4*[.D13])" office:value-type="float" office:value="0.108419750251916" calcext:value-type="float">
            <text:p>0.108419750251916</text:p>
          </table:table-cell>
          <table:table-cell table:formula="of:=[.E13]*2" office:value-type="float" office:value="0.216839500503833" calcext:value-type="float">
            <text:p>0.216839500503833</text:p>
          </table:table-cell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float" office:value="76" calcext:value-type="float">
            <text:p>76</text:p>
          </table:table-cell>
          <table:table-cell office:value-type="float" office:value="698.46" calcext:value-type="float">
            <text:p>698.46</text:p>
          </table:table-cell>
          <table:table-cell table:formula="of:=[.$D$4]/(4*[.D14])" office:value-type="float" office:value="0.121696303295822" calcext:value-type="float">
            <text:p>0.121696303295822</text:p>
          </table:table-cell>
          <table:table-cell table:formula="of:=[.E14]*2" office:value-type="float" office:value="0.243392606591644" calcext:value-type="float">
            <text:p>0.243392606591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20:11:29.610638776</meta:creation-date>
    <dc:date>2024-01-20T08:55:51.929042802</dc:date>
    <meta:editing-duration>PT20H37M22S</meta:editing-duration>
    <meta:editing-cycles>2</meta:editing-cycles>
    <meta:generator>LibreOffice/7.3.7.2$Linux_X86_64 LibreOffice_project/30$Build-2</meta:generator>
    <meta:document-statistic meta:table-count="1" meta:cell-count="38" meta:object-count="0"/>
  </office:meta>
</office:document-meta>
</file>